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2" style:family="paragraph" style:parent-style-name="Standard">
      <style:paragraph-properties fo:text-align="justify" style:justify-single-word="false"/>
      <style:text-properties fo:font-size="8pt" fo:font-style="italic" style:font-size-asian="8pt" style:font-style-asian="italic"/>
    </style:style>
    <style:style style:name="P1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size="9pt" style:font-size-asian="9pt" style:font-size-complex="9pt"/>
    </style:style>
    <style:style style:name="P18"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19" style:family="paragraph" style:parent-style-name="Standard">
      <style:paragraph-properties style:snap-to-layout-gri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snap-to-layout-grid="false"/>
    </style:style>
    <style:style style:name="P2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3" style:family="paragraph" style:parent-style-name="Normale">
      <style:text-properties style:font-name="Times New Roman" fo:font-size="10.5pt" style:font-size-asian="10.5pt" style:font-size-complex="10.5pt"/>
    </style:style>
    <style:style style:name="P24" style:family="paragraph" style:parent-style-name="Normale">
      <style:paragraph-properties fo:text-align="end" style:justify-single-word="false"/>
      <style:text-properties style:font-name="Times New Roman" fo:font-size="10.5pt" style:font-size-asian="10.5pt" style:font-size-complex="10.5pt"/>
    </style:style>
    <style:style style:name="P2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29" style:family="paragraph" style:parent-style-name="Standard">
      <style:paragraph-properties fo:margin-left="0cm" fo:margin-right="0cm" fo:text-align="justify" style:justify-single-word="false" fo:text-indent="1.251cm" style:auto-text-indent="false"/>
    </style:style>
    <style:style style:name="P30" style:family="paragraph" style:parent-style-name="Text_20_body_20_indent">
      <style:text-properties fo:font-size="9pt" fo:font-weight="normal" style:font-size-asian="9pt" style:font-weight-asian="normal" style:font-size-complex="9pt"/>
    </style:style>
    <style:style style:name="P31" style:family="paragraph" style:parent-style-name="Text_20_body_20_indent">
      <style:text-properties fo:font-size="10pt" fo:font-weight="normal" style:font-size-asian="10pt" style:font-weight-asian="normal"/>
    </style:style>
    <style:style style:name="P32"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33" style:family="paragraph" style:parent-style-name="Text_20_body_20_indent">
      <style:paragraph-properties fo:margin-left="0cm" fo:margin-right="0cm" fo:text-indent="0cm" style:auto-text-indent="false"/>
      <style:text-properties fo:font-size="9pt" style:font-size-asian="9pt" style:font-size-complex="9pt"/>
    </style:style>
    <style:style style:name="P34"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35" style:family="paragraph" style:parent-style-name="Standard">
      <style:paragraph-properties fo:margin-left="0cm" fo:margin-right="0cm" fo:text-align="justify" style:justify-single-word="false" fo:text-indent="0cm" style:auto-text-indent="false"/>
      <style:text-properties style:font-name="Times New Roman" fo:font-size="10.5pt" fo:font-weight="bold" style:font-size-asian="10.5pt" style:font-weight-asian="bold" style:font-size-complex="10.5pt" style:font-weight-complex="bold"/>
    </style:style>
    <style:style style:name="P36" style:family="paragraph" style:parent-style-name="Text_20_body">
      <style:text-properties style:font-name="Times New Roman" fo:font-size="9pt" style:font-size-asian="9pt" style:font-name-complex="Times New Roman" style:font-size-complex="9pt"/>
    </style:style>
    <style:style style:name="P37" style:family="paragraph" style:parent-style-name="Standard">
      <style:paragraph-properties fo:margin-left="0.501cm" fo:margin-right="0cm" fo:text-align="center" style:justify-single-word="false" fo:text-indent="0cm" style:auto-text-indent="false"/>
    </style:style>
    <style:style style:name="P38" style:family="paragraph" style:parent-style-name="Standard">
      <style:paragraph-properties fo:text-align="justify" style:justify-single-word="false"/>
    </style:style>
    <style:style style:name="P39" style:family="paragraph" style:parent-style-name="Standard" style:list-style-name="WW8Num10">
      <style:paragraph-properties fo:text-align="justify" style:justify-single-word="false"/>
    </style:style>
    <style:style style:name="P40" style:family="paragraph" style:parent-style-name="Standard" style:list-style-name="WW8Num10"/>
    <style:style style:name="P41" style:family="paragraph" style:parent-style-name="Standard">
      <style:text-properties fo:font-size="10.5pt" style:font-size-asian="10.5pt" style:font-size-complex="10.5pt"/>
    </style:style>
    <style:style style:name="P42" style:family="paragraph" style:parent-style-name="Standard">
      <style:paragraph-properties fo:text-align="justify" style:justify-single-word="false"/>
      <style:text-properties fo:font-size="10.5pt" style:font-size-asian="10.5pt" style:font-size-complex="10.5pt"/>
    </style:style>
    <style:style style:name="P43" style:family="paragraph" style:parent-style-name="Standard" style:list-style-name="L1">
      <style:paragraph-properties fo:text-align="justify" style:justify-single-word="false"/>
      <style:text-properties fo:font-size="10.5pt" style:font-size-asian="10.5pt" style:font-size-complex="10.5pt"/>
    </style:style>
    <style:style style:name="P44" style:family="paragraph" style:parent-style-name="Standard" style:list-style-name="L1">
      <style:paragraph-properties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45" style:family="paragraph" style:parent-style-name="Standard" style:list-style-name="WW8Num7">
      <style:paragraph-properties fo:text-align="justify" style:justify-single-word="false"/>
      <style:text-properties fo:font-size="10.5pt" style:font-size-asian="10.5pt" style:font-size-complex="10.5pt"/>
    </style:style>
    <style:style style:name="P46"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47" style:family="paragraph" style:parent-style-name="Standard" style:list-style-name="WW8Num7">
      <style:paragraph-properties fo:text-align="justify" style:justify-single-word="false"/>
      <style:text-properties fo:font-size="10.5pt" fo:font-style="italic" fo:font-weight="bold" style:font-size-asian="10.5pt" style:font-style-asian="italic" style:font-weight-asian="bold" style:font-size-complex="10.5pt"/>
    </style:style>
    <style:style style:name="P48" style:family="paragraph" style:parent-style-name="Standard" style:list-style-name="L1">
      <style:paragraph-properties fo:margin-left="1.002cm" fo:margin-right="0cm" fo:text-align="justify" style:justify-single-word="false" fo:text-indent="-0.501cm" style:auto-text-indent="false"/>
      <style:text-properties fo:font-size="10.5pt" style:font-size-asian="10.5pt" style:font-size-complex="10.5pt"/>
    </style:style>
    <style:style style:name="P49" style:family="paragraph" style:parent-style-name="Standard">
      <style:paragraph-properties fo:margin-left="0.501cm" fo:margin-right="0cm" fo:text-align="justify" style:justify-single-word="false" fo:text-indent="0cm" style:auto-text-indent="false"/>
      <style:text-properties fo:font-size="10.5pt" style:font-size-asian="10.5pt" style:font-size-complex="10.5pt"/>
    </style:style>
    <style:style style:name="P50" style:family="paragraph" style:parent-style-name="Standard" style:list-style-name="L1">
      <style:paragraph-properties fo:margin-left="0.501cm" fo:margin-right="0cm" fo:text-align="justify" style:justify-single-word="false" fo:text-indent="0cm" style:auto-text-indent="false"/>
      <style:text-properties fo:font-size="10.5pt" style:font-size-asian="10.5pt" style:font-size-complex="10.5pt"/>
    </style:style>
    <style:style style:name="P51" style:family="paragraph" style:parent-style-name="Standard" style:list-style-name="WW8Num6">
      <style:paragraph-properties fo:margin-left="0.501cm" fo:margin-right="0cm" fo:text-align="justify" style:justify-single-word="false" fo:text-indent="0cm" style:auto-text-indent="false"/>
      <style:text-properties fo:font-size="10.5pt" style:font-size-asian="10.5pt" style:font-size-complex="10.5pt"/>
    </style:style>
    <style:style style:name="P52" style:family="paragraph" style:parent-style-name="Standard" style:list-style-name="WW8Num10">
      <style:paragraph-properties fo:margin-left="1.884cm" fo:margin-right="0cm" fo:text-align="justify" style:justify-single-word="false" fo:hyphenation-ladder-count="no-limit" fo:text-indent="-0.635cm" style:auto-text-indent="false">
        <style:tab-stops>
          <style:tab-stop style:position="1.27cm"/>
        </style:tab-stops>
      </style:paragraph-properties>
      <style:text-properties fo:hyphenate="false" fo:hyphenation-remain-char-count="2" fo:hyphenation-push-char-count="2"/>
    </style:style>
    <style:style style:name="P53" style:family="paragraph" style:parent-style-name="Standard" style:list-style-name="WW8Num5">
      <style:paragraph-properties fo:margin-top="0.176cm" fo:margin-bottom="0cm" fo:text-align="justify" style:justify-single-word="false" style:text-autospace="ideograph-alpha" style:punctuation-wrap="hanging" style:vertical-align="auto"/>
      <style:text-properties fo:font-size="10.5pt" style:font-size-asian="10.5pt" style:font-size-complex="10.5pt"/>
    </style:style>
    <style:style style:name="P54" style:family="paragraph" style:parent-style-name="Standard">
      <style:paragraph-properties fo:margin-left="0cm" fo:margin-right="0cm" fo:text-align="justify" style:justify-single-word="false" fo:text-indent="0cm" style:auto-text-indent="false"/>
      <style:text-properties style:font-name="Times New Roman" fo:font-size="10.5pt" fo:font-weight="bold" fo:background-color="transparent" style:font-size-asian="10.5pt" style:font-weight-asian="bold" style:font-size-complex="10.5pt" style:font-weight-complex="bold"/>
    </style:style>
    <style:style style:name="P55"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56"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57" style:family="paragraph" style:parent-style-name="Standard">
      <style:paragraph-properties fo:margin-left="0cm" fo:margin-right="2cm" fo:text-align="justify" style:justify-single-word="false" fo:text-indent="0cm" style:auto-text-indent="false"/>
      <style:text-properties fo:font-size="10.5pt" style:font-size-asian="10.5pt" style:font-size-complex="10.5pt"/>
    </style:style>
    <style:style style:name="P58" style:family="paragraph" style:parent-style-name="Standard">
      <style:paragraph-properties fo:margin-left="0cm" fo:margin-right="2cm" fo:text-align="justify" style:justify-single-word="false" fo:text-indent="0cm" style:auto-text-indent="false"/>
      <style:text-properties fo:font-size="10.5pt" fo:font-weight="bold" style:font-size-asian="10.5pt" style:font-weight-asian="bold" style:font-size-complex="10.5pt"/>
    </style:style>
    <style:style style:name="P59" style:family="paragraph" style:parent-style-name="Standard">
      <style:paragraph-properties fo:margin-left="0.501cm" fo:margin-right="0cm" fo:text-align="justify" style:justify-single-word="false" fo:text-indent="0.748cm" style:auto-text-indent="false"/>
      <style:text-properties fo:font-size="10.5pt" style:font-size-asian="10.5pt" style:font-size-complex="10.5pt"/>
    </style:style>
    <style:style style:name="P60" style:family="paragraph" style:parent-style-name="Standard">
      <style:paragraph-properties fo:margin-left="1.27cm" fo:margin-right="0cm" fo:text-align="justify" style:justify-single-word="false" fo:text-indent="0cm" style:auto-text-indent="false"/>
      <style:text-properties fo:font-size="10.5pt" style:font-size-asian="10.5pt" style:font-size-complex="10.5pt"/>
    </style:style>
    <style:style style:name="P61" style:family="paragraph" style:parent-style-name="Heading_20_1">
      <style:text-properties fo:font-size="10pt" fo:font-weight="normal" style:font-size-asian="10pt" style:font-weight-asian="normal"/>
    </style:style>
    <style:style style:name="P62" style:family="paragraph" style:parent-style-name="Heading_20_1">
      <style:text-properties style:font-name="Times New Roman" fo:font-size="9pt" style:font-size-asian="9pt" style:font-name-complex="Times New Roman" style:font-size-complex="9pt"/>
    </style:style>
    <style:style style:name="P63" style:family="paragraph" style:parent-style-name="Text_20_body_20_indent">
      <style:text-properties fo:font-size="10.5pt" style:font-size-asian="10.5pt" style:font-size-complex="10.5pt"/>
    </style:style>
    <style:style style:name="P64" style:family="paragraph" style:parent-style-name="Normale">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65" style:family="paragraph" style:parent-style-name="Normale" style:list-style-name="L3">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66" style:family="paragraph" style:parent-style-name="Preformattato" style:list-style-name="WW8Num7">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fo:font-size="10.5pt" fo:font-style="italic" fo:font-weight="bold" style:font-size-asian="10.5pt" style:font-style-asian="italic" style:font-weight-asian="bold" style:font-name-complex="Times New Roman" style:font-size-complex="10.5pt"/>
    </style:style>
    <style:style style:name="T1" style:family="text">
      <style:text-properties fo:color="#000000"/>
    </style:style>
    <style:style style:name="T2"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3"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4" style:family="text">
      <style:text-properties fo:color="#000000" style:font-name="Times New Roman" fo:font-style="italic" fo:font-weight="normal" style:font-style-asian="italic" style:font-weight-asian="normal" style:font-style-complex="italic" style:font-weight-complex="normal"/>
    </style:style>
    <style:style style:name="T5" style:family="text">
      <style:text-properties fo:color="#000000" style:font-name="Times New Roman"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weight="normal" style:font-weight-asian="normal"/>
    </style:style>
    <style:style style:name="T11" style:family="text">
      <style:text-properties style:font-name="Times New Roman"/>
    </style:style>
    <style:style style:name="T12" style:family="text">
      <style:text-properties style:font-name="Times New Roman" fo:font-size="10.5pt" style:font-size-asian="10.5pt" style:font-size-complex="10.5pt"/>
    </style:style>
    <style:style style:name="T13"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14"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5" style:family="text">
      <style:text-properties style:font-name="Times New Roman" fo:font-size="10.5pt" fo:font-weight="bold" style:font-size-asian="10.5pt" style:font-weight-asian="bold" style:font-size-complex="10.5pt"/>
    </style:style>
    <style:style style:name="T16" style:family="text">
      <style:text-properties style:font-name="Times New Roman" fo:font-size="10.5pt" fo:font-weight="bold" style:font-size-asian="10.5pt" style:font-weight-asian="bold" style:font-size-complex="10.5pt" style:font-weight-complex="bold"/>
    </style:style>
    <style:style style:name="T17"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8" style:family="text">
      <style:text-properties style:font-name="Times New Roman" fo:font-size="10.5pt" fo:language="it" fo:country="IT" fo:font-style="normal"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19" style:family="text">
      <style:text-properties style:font-name="Times New Roman" fo:font-size="10.5pt" fo:language="it" fo:country="IT" fo:font-style="normal" style:text-underline-style="solid" style:text-underline-width="auto" style:text-underline-color="font-color"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20" style:family="text">
      <style:text-properties style:font-name="Times New Roman" fo:font-size="10.5pt" fo:language="it" fo:country="IT" fo:font-style="normal" style:text-underline-style="none"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21" style:family="text">
      <style:text-properties style:font-name="Times New Roman" fo:font-size="10.5pt" fo:language="it" fo:country="IT" fo:font-style="normal" style:text-underline-style="none" fo:font-weight="normal" style:font-size-asian="10.5pt" style:font-style-asian="normal" style:font-weight-asian="normal" style:font-size-complex="10.5pt" style:language-complex="ar" style:country-complex="SA" style:font-style-complex="normal" style:font-weight-complex="normal"/>
    </style:style>
    <style:style style:name="T22" style:family="text">
      <style:text-properties style:font-name="Times New Roman" fo:font-size="10.5pt" fo:language="it" fo:country="IT" fo:font-style="normal" style:text-underline-style="none" fo:font-weight="normal" fo:background-color="#ffff00" style:font-size-asian="10.5pt" style:font-style-asian="normal" style:font-weight-asian="normal" style:font-size-complex="10.5pt" style:language-complex="ar" style:country-complex="SA" style:font-style-complex="normal" style:font-weight-complex="normal"/>
    </style:style>
    <style:style style:name="T23" style:family="text">
      <style:text-properties style:font-name="Times New Roman" fo:font-size="11pt" fo:font-style="normal" style:font-size-asian="11pt" style:font-style-asian="normal" style:font-size-complex="11pt" style:font-style-complex="normal" style:font-weight-complex="normal"/>
    </style:style>
    <style:style style:name="T24" style:family="text">
      <style:text-properties style:font-name="Times New Roman" fo:font-size="9pt" style:font-size-asian="9pt" style:font-size-complex="9pt"/>
    </style:style>
    <style:style style:name="T25" style:family="text">
      <style:text-properties style:font-name="Times New Roman" fo:font-weight="bold" style:font-weight-asian="bold"/>
    </style:style>
    <style:style style:name="T26" style:family="text">
      <style:text-properties style:font-name="Times New Roman" fo:font-weight="bold" style:font-weight-asian="bold" style:font-weight-complex="bold"/>
    </style:style>
    <style:style style:name="T27"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28" style:family="text">
      <style:text-properties style:font-name="Times New Roman" fo:font-style="italic" fo:font-weight="normal" style:font-style-asian="italic" style:font-weight-asian="normal" style:font-style-complex="italic" style:font-weight-complex="normal"/>
    </style:style>
    <style:style style:name="T29" style:family="text">
      <style:text-properties style:font-name="Times New Roman" fo:font-style="italic" fo:font-weight="normal" fo:background-color="#00ff00" style:font-style-asian="italic" style:font-weight-asian="normal" style:font-style-complex="italic" style:font-weight-complex="normal"/>
    </style:style>
    <style:style style:name="T30" style:family="text">
      <style:text-properties fo:font-size="11pt" style:font-size-asian="11pt" style:font-size-complex="11pt"/>
    </style:style>
    <style:style style:name="T31" style:family="text">
      <style:text-properties fo:background-color="#ffff00"/>
    </style:style>
    <style:style style:name="T32" style:family="text">
      <style:text-properties fo:font-weight="bold" style:font-weight-asian="bol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style>
    <style:style style:name="T35" style:family="text">
      <style:text-properties fo:font-size="10pt" fo:background-color="#ffff00" style:font-size-asian="10pt"/>
    </style:style>
    <style:style style:name="T36" style:family="text">
      <style:text-properties fo:font-size="10pt" style:font-size-asian="10pt"/>
    </style:style>
    <style:style style:name="T37" style:family="text">
      <style:text-properties style:use-window-font-color="true" style:font-name="Times New Roman" fo:font-size="10.5pt" fo:language="it" fo:country="IT" fo:font-style="normal" style:text-underline-style="none" fo:font-weight="normal" fo:background-color="#ffff00" style:font-size-asian="10.5pt" style:font-style-asian="normal" style:font-weight-asian="normal" style:font-size-complex="10.5pt" style:language-complex="ar" style:country-complex="SA" style:font-style-complex="normal" style:font-weight-complex="normal"/>
    </style:style>
    <style:style style:name="T38" style:family="text">
      <style:text-properties style:use-window-font-color="true" style:font-name="Times New Roman" fo:font-size="10.5pt" fo:language="it" fo:country="IT" fo:font-style="normal" style:text-underline-style="none" fo:font-weight="normal" style:font-size-asian="10.5pt" style:font-style-asian="normal" style:font-weight-asian="normal" style:font-size-complex="10.5pt" style:language-complex="ar" style:country-complex="SA" style:font-style-complex="normal" style:font-weight-complex="normal"/>
    </style:style>
    <style:style style:name="T39" style:family="text">
      <style:text-properties style:use-window-font-color="true" style:font-name="Times New Roman" fo:font-size="10.5pt" fo:language="it" fo:country="IT" fo:font-style="normal" style:text-underline-style="none"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40" style:family="text">
      <style:text-properties style:use-window-font-color="true" style:font-name="Times New Roman" fo:language="it" fo:country="IT" fo:font-style="normal" style:text-underline-style="none" fo:font-weight="normal" fo:background-color="transparent" style:font-style-asian="normal" style:font-weight-asian="normal" style:language-complex="ar" style:country-complex="SA"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2">Rifer. a nota n. [numero] del [data_protocollo]</text:span></text:span></text:p>
          </table:table-cell>
          <table:table-cell table:style-name="Tabella6.A1" office:value-type="string">
            <text:p text:style-name="P24"/>
          </table:table-cell>
          <table:table-cell table:style-name="Tabella6.A1" office:value-type="string">
            <text:p text:style-name="P25">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5">[richiedenti.pec]</text:p>
            <text:p text:style-name="P25"/>
          </table:table-cell>
        </table:table-row>
        <table:table-row>
          <table:table-cell table:style-name="Tabella6.A1" office:value-type="string">
            <text:p text:style-name="P23">Allegati: //</text:p>
          </table:table-cell>
          <table:table-cell table:style-name="Tabella6.A1" office:value-type="string">
            <text:p text:style-name="P24"/>
          </table:table-cell>
          <table:table-cell table:style-name="Tabella6.A1" office:value-type="string">
            <text:p text:style-name="P25">[progettisti.nominativo;block=tbs:row;]</text:p>
            <text:p text:style-name="P25">[progettisti.indirizzo]</text:p>
            <text:p text:style-name="P22"><text:span text:style-name="Car._20_predefinito_20_paragrafo"><text:span text:style-name="T12">[progettisti.cap] [progettisti.comune] ([progettisti.prov])</text:span></text:span></text:p>
            <text:p text:style-name="P22"><text:span text:style-name="Car._20_predefinito_20_paragrafo"><text:span text:style-name="T12">[progettisti.pec]</text:span></text:span></text:p>
            <text:p text:style-name="P22"><text:span text:style-name="Car._20_predefinito_20_paragrafo"><text:span text:style-name="T12"/></text:span></text:p>
          </table:table-cell>
        </table:table-row>
      </table:table>
      <text:p text:style-name="P23"/>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16"><text:span text:style-name="T30">[tipo_pratica] richiesto con istanza presentata in data [data_presentazione] recepita in atti [data_presentazione] al prot. [protocollo] del [data_protocollo] riguardante [oggetto] presso l’immobile sito in Savona, [ubicazione]. </text:span><text:span text:style-name="Car._20_predefinito_20_paragrafo"><text:span text:style-name="T23">Comunicazione del responsabile del procedimento</text:span></text:span></text:p>
          </table:table-cell>
        </table:table-row>
      </table:table>
      <text:p text:style-name="P27"/>
      <text:p text:style-name="P27"/>
      <text:p text:style-name="P55">In riferimento alla richiesta di cui all’oggetto ed ai sensi dell’art.7 della Legge 7 agosto 1990, n°241, Le comunico che il responsabile del procedimento è il geom. Ivo Maffioli <text:s/>mentre il [istruttore_tecnico] è l’istruttore tecnico al quale Lei potrà rivolgersi, nell’orario di ricevimento, per avere informazioni in merito alla richiesta da Lei presentata.</text:p>
      <text:p text:style-name="P55">Ciò premesso, con riferimento alla sopra richiamata istanza, si comunica che ai fini dell’ulteriore corso della pratica la stessa dovrà essere integrata con la documentazione di seguito elencata:</text:p>
      <text:list xml:id="list3092613378911936703" text:style-name="L1">
        <text:list-item>
          <text:p text:style-name="P43">generalità, domicilio e numero di codice fiscale del proprietario degli immobili o di chi ha titolo per eseguire l’intervento;</text:p>
        </text:list-item>
        <text:list-item>
          <text:p text:style-name="P43">generalità, domicilio, codice fiscale e numero di iscrizione all’albo/collegio professionale del progettista;</text:p>
        </text:list-item>
      </text:list>
      <text:p text:style-name="P46">(documentazione occorrente per nuove costruzioni)</text:p>
      <text:list xml:id="list30743000" text:continue-numbering="true" text:style-name="L1">
        <text:list-item>
          <text:p text:style-name="P43">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43">stralcio della Carta Tecnica Regionale in scala 1:5000, con inserimento sullo stesso dell’opera in progetto e con riportate la nuova costruzione le relative coordinate cartografiche ( in due copie formato A4);</text:p>
        </text:list-item>
        <text:list-item>
          <text:p text:style-name="P43">stralcio cartografico degli strumenti urbanistici vigenti comunali e sovracomunali con inserimento sullo stesso dell’opera in progetto;</text:p>
        </text:list-item>
        <text:list-item>
          <text:p text:style-name="P43"><text:soft-page-break/>documentazione attestante il titolo ad eseguire l’intervento da Lei posseduto;</text:p>
        </text:list-item>
        <text:list-item>
          <text:p text:style-name="P43">estratto di mappa catastale in scala 1:1000 o 1:2000 con evidenziati i limiti di proprietà;</text:p>
        </text:list-item>
        <text:list-item>
          <text:p text:style-name="P43">documentazione fotografica dello stato dei luoghi, con planimetria riportante indicati i punti di vista dai quali sono state scattate le fotografie ; (VEDASI fac simile allegato) </text:p>
        </text:list-item>
        <text:list-item>
          <text:p text:style-name="P43">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43">repertorio fotografico a colori;</text:p>
        </text:list-item>
        <text:list-item>
          <text:p text:style-name="P43">relazione tecnica esplicativa in merito alle caratteristiche dell'area interessata dall'esecuzione delle opere e relative planimetrie </text:p>
        </text:list-item>
        <text:list-item>
          <text:p text:style-name="P43">schema del sistema di smaltimento delle acque bianche e nere e dei relativi allacciamenti;</text:p>
        </text:list-item>
        <text:list-item>
          <text:p text:style-name="P43">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43">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43">sovrapposizione quotata tra rilievo e planimetria di progetto in scala minima1:200;</text:p>
        </text:list-item>
        <text:list-item>
          <text:p text:style-name="P43">sezioni del terreno quotate di stato attuale, progetto e raffronto con evidenziate le variazioni altimetriche in scala minima1:200;</text:p>
        </text:list-item>
        <text:list-item>
          <text:p text:style-name="P43">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43">viste assonometriche e/o prospettiche e/o montaggi fotografici o computerizzati atti a dimostrare il corretto inserimento del manufatto nel contesto;</text:p>
        </text:list-item>
        <text:list-item>
          <text:p text:style-name="P43">elaborati grafici relativi alle urbanizzazioni ed alla viabilità esistenti o da realizzare;</text:p>
        </text:list-item>
        <text:list-item>
          <text:p text:style-name="P43">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4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43">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7">(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43">tavola grafica dimostrativa del soddisfacimento degli standard urbanistici previsti dalle normative vigenti, completa dei relativi calcoli;</text:p>
        </text:list-item>
        <text:list-item>
          <text:p text:style-name="P43">relazione illustrativa comprensiva di dichiarazione di conformità dell’intervento alla normativa in materia di abbattimento delle barriere architettoniche nonché dei relativi elaborati grafici;</text:p>
        </text:list-item>
        <text:list-item>
          <text:p text:style-name="P43"><text:soft-page-break/>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4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31">e dell’art. 84 del Regolamento Edilizio; <text:s/></text:span></text:p>
        </text:list-item>
        <text:list-item>
          <text:p text:style-name="P43">documentazione illustrativa e/o progettuale atta a dimostrare il rispetto della normativa in materia di contenimento e riduzione dell’inquinamento acustico ai sensi della legislazione nazionale e regionale;</text:p>
        </text:list-item>
        <text:list-item>
          <text:p text:style-name="P43">documentazione di impatto / clima acustico ai sensi della legge <text:s/>448/95, della L.R. 12/98 e della delibera di G.R. 534/99;</text:p>
        </text:list-item>
        <text:list-item>
          <text:p text:style-name="P44">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46"/>
      <text:p text:style-name="P46">(documentazione occorrente per interventi su edifici esistenti)</text:p>
      <text:list xml:id="list30752264" text:continue-numbering="true" text:style-name="L1">
        <text:list-item>
          <text:p text:style-name="P48">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48">documentazione attestante il titolo ad eseguire l’intervento da Lei <text:s/>posseduto;</text:p>
        </text:list-item>
        <text:list-item>
          <text:p text:style-name="P48">stralcio planimetrico della Carta Tecnica Regionale in scala 1:5000, con localizzazione dell’immobile oggetto dell’intervento ;</text:p>
        </text:list-item>
        <text:list-item>
          <text:p text:style-name="P48">stralcio cartografico degli strumenti urbanistici vigenti comunali e sovracomunali;</text:p>
        </text:list-item>
        <text:list-item>
          <text:p text:style-name="P48">estratto di mappa catastale in scala 1:1000 o 1:2000 con evidenziati i limiti di proprietà;</text:p>
        </text:list-item>
        <text:list-item>
          <text:p text:style-name="P48">documentazione fotografica dello stato dei luoghi e dell’edificio, con planimetria riportante indicati i punti di vista dai quali sono state scattate le fotografie ;</text:p>
        </text:list-item>
        <text:list-item>
          <text:p text:style-name="P48">schema del sistema di smaltimento delle acque bianche e nere e dei relativi allacciamenti;</text:p>
        </text:list-item>
        <text:list-item>
          <text:p text:style-name="P48">planimetria in scala 1:200 o 1:500 con la localizzazione dell’edificio oggetto dell’intervento ;</text:p>
        </text:list-item>
        <text:list-item>
          <text:p text:style-name="P48">planimetrie catastali in scala 1 :200 di tutte le unità immobiliari ;</text:p>
        </text:list-item>
        <text:list-item>
          <text:p text:style-name="P48">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48">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48"><text:soft-page-break/>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43">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4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43">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7">(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43">tavola grafica dimostrativa del soddisfacimento degli standard urbanistici previsti dalle normative vigenti, completa dei relativi calcoli ;</text:p>
        </text:list-item>
        <text:list-item>
          <text:p text:style-name="P43">relazione illustrativa comprensiva di dichiarazione di conformità dell’intervento alla normativa in materia di abbattimento delle barriere architettoniche nonché dei relativi elaborati grafici;</text:p>
        </text:list-item>
        <text:list-item>
          <text:p text:style-name="P43">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4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31">e dell’art. 84 del Regolamento Edilizio; <text:s/></text:span></text:p>
        </text:list-item>
        <text:list-item>
          <text:p text:style-name="P43">documentazione illustrativa e/o progettuale atta a dimostrare il rispetto della normativa in materia di contenimento e riduzione dell’inquinamento acustico ai sensi della legislazione nazionale e regionale;</text:p>
        </text:list-item>
        <text:list-item>
          <text:p text:style-name="P43">documentazione di impatto / clima acustico ai sensi della legge <text:s/>448/95, della L.R. 12/98 e della delibera di G.R. 534/99;</text:p>
        </text:list-item>
        <text:list-item>
          <text:p text:style-name="P44">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42"/>
      <text:p text:style-name="P42"><text:span text:style-name="T32"><text:tab/>(nel caso di contestuale realizzazione di </text:span><text:span text:style-name="T34">strade)</text:span><text:span text:style-name="T32">:</text:span></text:p>
      <text:p text:style-name="P42"/>
      <text:list xml:id="list30745348" text:continue-numbering="true" text:style-name="L1">
        <text:list-item>
          <text:p text:style-name="P4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31">e dell’art. 84 del Regolamento Edilizio; <text:s/></text:span></text:p>
        </text:list-item>
        <text:list-item>
          <text:p text:style-name="P50">rilievo quotato dell’area interessata dal progetto ;</text:p>
        </text:list-item>
        <text:list-item>
          <text:p text:style-name="P50">planimetria con posizionamento del tracciato stradale sovrapposto al rilievo con quote del terreno e di progetto, con indicate le sezioni ;</text:p>
        </text:list-item>
        <text:list-item>
          <text:p text:style-name="P50">planimetria quotata di progetto contenente tutti gli elementi <text:s/>delle curve, le pendenze, la localizzazione delle sezioni, le indicazioni d’opere di sostegno suddivise per tipo, tracciato delle canalizzazioni, innesti con la <text:soft-page-break/>viabilità esistente, sistema di deflusso e smaltimento delle acque meteoriche ed ogni altro elemento significativo;</text:p>
        </text:list-item>
        <text:list-item>
          <text:p text:style-name="P50">sezioni stradali;</text:p>
        </text:list-item>
        <text:list-item>
          <text:p text:style-name="P50">particolari costruttivi;</text:p>
        </text:list-item>
      </text:list>
      <text:p text:style-name="P57"/>
      <text:p text:style-name="P58">(in caso di contestuali interventi sul verde)</text:p>
      <text:list xml:id="list30737766" text:continue-numbering="true" text:style-name="L1">
        <text:list-item>
          <text:p text:style-name="P50">progetto di sistemazione del verde <text:s/>scala 1 : 200 (ove occorra) comprendente:</text:p>
        </text:list-item>
      </text:list>
      <text:list xml:id="list3734632976338118984" text:style-name="WW8Num6">
        <text:list-item>
          <text:p text:style-name="P51">sistemazione definitiva dell’area di progetto ;</text:p>
        </text:list-item>
        <text:list-item>
          <text:p text:style-name="P51">modalità di esecuzione dei lavori</text:p>
        </text:list-item>
        <text:list-item>
          <text:p text:style-name="P51">elenco dettagliato e la consistenza numerica delle specie impiegate;</text:p>
        </text:list-item>
      </text:list>
      <text:p text:style-name="P49"><text:s/></text:p>
      <text:p text:style-name="P46"><text:s/>(in caso di necessità di acquisizione di assensi di altre amministrazioni)</text:p>
      <text:list xml:id="list4769829864602450733" text:style-name="WW8Num7">
        <text:list-item>
          <text:p text:style-name="P45">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47">Dichiarazione (vedasi fac simile allegato) a firma del progettista in merito:</text:p>
          <text:list>
            <text:list-item>
              <text:p text:style-name="P45"><text:span text:style-name="T9">all’esecuzione di opere in conglomerato cementizio armato, normale e precompresso ed <text:s/>a struttura metallica</text:span> </text:p>
            </text:list-item>
            <text:list-item>
              <text:p text:style-name="P66">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42"/>
      <text:p text:style-name="P59">La documentazione integrativa richiesta dovrà essere prodotta in * copie con le <text:s/>modalità di cui al seguito.</text:p>
      <text:p text:style-name="P59">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59">Tutta la documentazione deve essere raccolta in un fascicolo formato UNI A4 ed inoltre:</text:p>
      <text:list xml:id="list30726254" text:continue-list="list30737766" text:style-name="L1">
        <text:list-item>
          <text:p text:style-name="P43">le pagine delle relazioni dovranno essere numerate secondo il seguente schema : “numero di pagina/numero totale delle pagine che compongono il fascicolo”; </text:p>
        </text:list-item>
        <text:list-item>
          <text:p text:style-name="P43">le <text:s/>fotografie vanno montate su cartoncino formato A4 e stampate a colori su formato di almeno cm. 15 x 20 o 13 x 18 ; </text:p>
        </text:list-item>
        <text:list-item>
          <text:p text:style-name="P43">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60"/>
      <text:p text:style-name="P42"><text:tab/></text:p>
      <text:list xml:id="list3816107012290348579" text:style-name="WW8Num10">
        <text:list-header>
          <text:p text:style-name="P39"><text:span text:style-name="Hyperlink"><text:span text:style-name="T39"/></text:span></text:p>
        </text:list-header>
      </text:list>
      <text:p text:style-name="P38"><text:span text:style-name="Hyperlink"><text:span text:style-name="T39"><text:tab/>Inoltre essendo previsti movimenti terra dovrà essere prodotta la documentazione relativa alle terre e rocce da scavo con gli adempimenti a seconda del caso:</text:span></text:span></text:p>
      <text:p text:style-name="P42"/>
      <text:list xml:id="list5927326203499281914" text:style-name="L3">
        <text:list-item>
          <text:p text:style-name="P65"><text:span text:style-name="T12">nel caso in cui </text:span><text:span text:style-name="Car._20_predefinito_20_paragrafo"><text:span text:style-name="T15">non sia previsto il riutilizzo</text:span></text:span><text:span text:style-name="T12"> delle terre e rocce da scavo derivanti dall’intervento in oggetto, dovrà essere fornita una dichiarazione, resa sottoforma di autocertificazione ai sensi dell'art. 46 </text:span><text:soft-page-break/><text:span text:style-name="T12">del DPR 445 del 28/12/2000, a firma del richiedente circa il </text:span><text:span text:style-name="Car._20_predefinito_20_paragrafo"><text:span text:style-name="T17">conferimento in discarica,</text:span></text:span><text:span text:style-name="T12"> <text:s/>delle stesse, attenendosi a quanto previsto dalle vigenti norme in materia </text:span><text:span text:style-name="Car._20_predefinito_20_paragrafo"><text:span text:style-name="T14">(</text:span></text:span><text:span text:style-name="Car._20_predefinito_20_paragrafo"><text:span text:style-name="T2">vedasi modello </text:span></text:span><text:span text:style-name="Car._20_predefinito_20_paragrafo"><text:span text:style-name="T3">“Autocertificazione terre da scavo presso discarica”</text:span></text:span><text:span text:style-name="Car._20_predefinito_20_paragrafo"><text:span text:style-name="T2"> predisposto dal Settore scaricabile dal sito internet <text:s text:c="2"/></text:span></text:span><text:a xlink:type="simple" xlink:href="http://www.comune.savona.it/" text:style-name="Internet_20_link" text:visited-style-name="Visited_20_Internet_20_Link"><text:span text:style-name="Hyperlink"><text:span text:style-name="T14">www.comune.savona.it</text:span></text:span></text:a><text:span text:style-name="Hyperlink"><text:span text:style-name="T14">)</text:span></text:span></text:p>
        </text:list-item>
      </text:list>
      <text:p text:style-name="P64"><text:span text:style-name="Hyperlink"><text:span text:style-name="T16"/></text:span></text:p>
      <text:list xml:id="list30746170" text:continue-numbering="true" text:style-name="L3">
        <text:list-item>
          <text:p text:style-name="P65"><text:span text:style-name="T12">nel caso in cui </text:span><text:span text:style-name="Car._20_predefinito_20_paragrafo"><text:span text:style-name="T16">ne sia previsto il riutilizzo</text:span></text:span><text:span text:style-name="T16"> per i reinterri o riempimenti in sito o in altre aree,</text:span><text:span text:style-name="T12">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4">(</text:span></text:span><text:span text:style-name="Car._20_predefinito_20_paragrafo"><text:span text:style-name="T2">vedasi modello </text:span></text:span><text:span text:style-name="Car._20_predefinito_20_paragrafo"><text:span text:style-name="T3">“Autocertificazione terre da scavo riutilizzo in sito”</text:span></text:span><text:span text:style-name="Car._20_predefinito_20_paragrafo"><text:span text:style-name="T2"> predisposto dal Settore scaricabile dal sito internet <text:s text:c="2"/></text:span></text:span><text:span text:style-name="Hyperlink"><text:span text:style-name="T14">www.comune.savona.it)</text:span></text:span></text:p>
          <text:p text:style-name="P65"><text:span text:style-name="Hyperlink"><text:span text:style-name="T14"/></text:span></text:p>
        </text:list-item>
      </text:list>
      <text:list xml:id="list30738395" text:continue-list="list3816107012290348579" text:style-name="WW8Num10">
        <text:list-item>
          <text:p text:style-name="P40"><text:span text:style-name="Hyperlink"><text:span text:style-name="T13">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63"/>
      <text:p text:style-name="P63"/>
      <text:p text:style-name="P56">Infine si rammenta l'obbligo del rispetto della normativa regionale per la prevenzione delle cadute dall'alto nei cantieri edili introdotta con la legge regionale n.5 del 15/02/2010, modificata dalla L.R. 43 del 17.12.2012.</text:p>
      <text:p text:style-name="P56">La normativa sopraccitata prevede l'obbligo di realizzare un sistema di ancoraggio permanente e sicuro per i lavoratori che operano sul tetto.</text:p>
      <text:p text:style-name="P56">A tal fine è necessario trasmettere:</text:p>
      <text:list xml:id="list4367325030693006377" text:style-name="WW8Num5">
        <text:list-item>
          <text:p text:style-name="P53">elaborato planimetrico contenente l’individuazione dei punti di installazione dei dispositivi di ancoraggio, degli accessi e dei percorsi;</text:p>
        </text:list-item>
        <text:list-item>
          <text:p text:style-name="P53">relazione di calcolo di verifica della resistenza dei punti di ancoraggio rilasciata dal progettista stesso o da altro professionista abilitato</text:p>
        </text:list-item>
      </text:list>
      <text:p text:style-name="P63"/>
      <text:p text:style-name="P63"/>
      <text:p text:style-name="P54"><text:tab/>Si comunica che sino all’avvenuta acquisizione di quanto sopra richiesto, i termini di cui al comma 4 dell’art. 31 della L.R. 16/08 restano interrotti.</text:p>
      <text:p text:style-name="P11"><text:tab/></text:p>
      <text:p text:style-name="P35"><text:tab/><text:span text:style-name="T31">Si informa che nell'eventualità in cui intervengano discipline normative sovraordinate, sarà necessario effettuare le conseguenti verifiche di compatibilità e conformità del progetto sulla base delle nuove normative intervenute.</text:span></text:p>
      <text:p text:style-name="P55"/>
      <text:p text:style-name="P55">Distinti saluti.</text:p>
      <text:p text:style-name="P55"/>
      <text:p text:style-name="P41"/>
      <text:p text:style-name="Standard"/>
      <table:table table:name="Tabella4" table:style-name="Tabella4">
        <table:table-column table:style-name="Tabella4.A" table:number-columns-repeated="2"/>
        <table:table-row table:style-name="Tabella4.1">
          <table:table-cell table:style-name="Tabella4.A1" office:value-type="string">
            <text:p text:style-name="P19"/>
          </table:table-cell>
          <table:table-cell table:style-name="Tabella4.A1" office:value-type="string">
            <text:p text:style-name="P20">Il Responsabile del Servizio Edilizia Privata</text:p>
            <text:p text:style-name="P20">geom. Ivo Maffioli</text:p>
            <text:p text:style-name="P20"/>
            <text:p text:style-name="P37">Il Dirigente</text:p>
            <text:p text:style-name="P20">Arch. Giovanna Macario</text:p>
          </table:table-cell>
        </table:table-row>
        <table:table-row table:style-name="Tabella4.1">
          <table:table-cell table:style-name="Tabella4.A1" office:value-type="string">
            <text:p text:style-name="P20">L'istruttore tecnico</text:p>
            <text:p text:style-name="P20">[istruttore_tecnico]</text:p>
          </table:table-cell>
          <table:table-cell table:style-name="Tabella4.A1" office:value-type="string">
            <text:p text:style-name="P21"/>
          </table:table-cell>
        </table:table-row>
      </table:table>
      <text:p text:style-name="Standard"/>
      <text:p text:style-name="Standard"/>
      <text:h text:style-name="P61" text:outline-level="1"/>
      <text:p text:style-name="P31"/>
      <text:p text:style-name="P29"/>
      <text:h text:style-name="P62" text:outline-level="1"><text:soft-page-break/>Informativa ai sensi dell’articolo 13 del D.Lgs 30 giugno 2003 n.196</text:h>
      <text:p text:style-name="P17">Il D.Lgs 30 giugno 2003 n.196, <text:span text:style-name="T8">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7"/>
      <text:p text:style-name="P18">Finalità del trattamento.</text:p>
      <text:p text:style-name="P36">Il Comune di Savona, Settore Pianificazione Territoriale,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18"/>
      <text:p text:style-name="P32">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32">Gli stessi dati possono altresì essere comunicati a privati o enti pubblici economici qualora ciò sia previsto da una norma di legge o di regolamento.</text:p>
      <text:p text:style-name="P30"/>
      <text:p text:style-name="P34">Dati personali.</text:p>
      <text:p text:style-name="P32">I dati richiesti devono essere indicati obbligatoriamente onde rendere possibile l’istruttoria dell’istanza di permesso di costruire.</text:p>
      <text:p text:style-name="P32">Il rifiuto di fornire i dati richiesti comporterà l’impossibilità di dare seguito alla Sua domanda.</text:p>
      <text:p text:style-name="P30"/>
      <text:p text:style-name="P34">Modalità di trattamento.</text:p>
      <text:p text:style-name="P32">I dati verranno trattati con modalità prevalentemente informatizzate e con logiche pienamente rispondenti alle finalità da perseguire anche mediante:</text:p>
      <text:p text:style-name="P32">- verifiche dei dati esposti nella domanda e documentazione allegata con altri dati in possesso del Comune di Savona;</text:p>
      <text:p text:style-name="P32">- verifiche dei dati contenuti nella domanda e nella documentazione allegata con i dati in possesso di altri organismi.</text:p>
      <text:p text:style-name="P30"/>
      <text:p text:style-name="P34">Titolari del trattamento.</text:p>
      <text:p text:style-name="P33"><text:span text:style-name="T10">Il Comune di Savona assume la qualifica </text:span><text:span text:style-name="T6">di titolare del trattamento dei dati personali</text:span><text:span text:style-name="T10">.</text:span></text:p>
      <text:p text:style-name="P32">Il responsabile del trattamento dei dati personali è il Direttore del Settore Pianificazione Territoriale, Arch. Giovanna Macario</text:p>
      <text:p text:style-name="P30"/>
      <text:p text:style-name="P34">Diritti dell’interessato.</text:p>
      <text:p text:style-name="P32">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0"/>
      <text:p text:style-name="P34">Consenso.</text:p>
      <text:p text:style-name="P32">Il Comune di Savona, in quanto soggetto pubblico, non deve acquisire il consenso degli interessati per poter trattare i loro dati personali.</text:p>
      <text:p text:style-name="P30"/>
      <text:p text:style-name="P28"><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10-29T10:58:13.90</dc:date>
    <meta:print-date>2013-02-20T09:35:00</meta:print-date>
    <meta:editing-cycles>27</meta:editing-cycles>
    <meta:editing-duration>PT2H19M29S</meta:editing-duration>
    <meta:generator>OpenOffice/4.1.0$Win32 OpenOffice.org_project/410m18$Build-9764</meta:generator>
    <meta:document-statistic meta:table-count="5" meta:image-count="1" meta:object-count="0" meta:page-count="7" meta:paragraph-count="162" meta:word-count="3694" meta:character-count="26048"/>
  </office:meta>
</office:document-meta>
</file>